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TermVector.get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QueryTermVector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TermVector.indexOf( String ter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eryTermVector.processTerms( String [ ] queryTerm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QueryTermVector.QueryTermVector( String [ ] queryTer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TermVector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QueryTermVector.indexesOf( String [ ] terms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ueryTermVector.getTer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TermVector.QueryTermVector( String queryString , Analyzer analyz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QueryTermVector.getTermFrequen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